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3.26cm"/>
    </style:style>
    <style:style style:name="co3" style:family="table-column">
      <style:table-column-properties fo:break-before="auto" style:column-width="10.668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Description or instructions</text:p>
          </table:table-cell>
          <table:table-cell table:style-name="ce1" office:value-type="string">
            <text:p>0.5.2</text:p>
          </table:table-cell>
        </table:table-row>
        <table:table-row table:style-name="ro1">
          <table:table-cell office:value-type="string">
            <text:p>UI</text:p>
          </table:table-cell>
          <table:table-cell office:value-type="string">
            <text:p>Text</text:p>
          </table:table-cell>
          <table:table-cell office:value-type="string">
            <text:p>Texts Look OK in GUI, About, error dialogs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The user manual works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UI Disabled</text:p>
          </table:table-cell>
          <table:table-cell office:value-type="string">
            <text:p>Many widgets are disabled when streaming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Audio</text:p>
          </table:table-cell>
          <table:table-cell office:value-type="string">
            <text:p>Max numchannels</text:p>
          </table:table-cell>
          <table:table-cell office:value-type="string">
            <text:p>Max channels for vorbis, raw and mp3 look ok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JACK</text:p>
          </table:table-cell>
          <table:table-cell office:value-type="string">
            <text:p>JACK is detected as running or not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JACK2</text:p>
          </table:table-cell>
          <table:table-cell office:value-type="string">
            <text:p>JACK2 is detected as running or not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Negotiation</text:p>
          </table:table-cell>
          <table:table-cell office:value-type="string">
            <text:p>Nego maxchannels</text:p>
          </table:table-cell>
          <table:table-cell office:value-type="string">
            <text:p>Peer negotiate max numchannels correcylt (if one has lucid GST)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Sync</text:p>
          </table:table-cell>
          <table:table-cell office:value-type="string">
            <text:p>A/V sync works (use scenic -d)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Async</text:p>
          </table:table-cell>
          <table:table-cell office:value-type="string">
            <text:p>A/V async works (use scenic -d)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Busy streaming</text:p>
          </table:table-cell>
          <table:table-cell office:value-type="string">
            <text:p>A third peer cannot invite a peer that is streaming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Busy negotiating</text:p>
          </table:table-cell>
          <table:table-cell office:value-type="string">
            <text:p>A third peer cannot invite a peer that is negotitating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Ports allocator</text:p>
          </table:table-cell>
          <table:table-cell office:value-type="string">
            <text:p>Ports are allocated and freed when done streaming</text:p>
          </table:table-cell>
          <table:table-cell office:value-type="string">
            <text:p>not sure</text:p>
          </table:table-cell>
        </table:table-row>
        <table:table-row table:style-name="ro1">
          <table:table-cell office:value-type="string">
            <text:p>Video</text:p>
          </table:table-cell>
          <table:table-cell office:value-type="string">
            <text:p>size</text:p>
          </table:table-cell>
          <table:table-cell office:value-type="string">
            <text:p>all detected size work for v4l2 devices</text:p>
          </table:table-cell>
          <table:table-cell office:value-type="string">
            <text:p>not on webcams</text:p>
          </table:table-cell>
        </table:table-row>
        <table:table-row table:style-name="ro1">
          <table:table-cell/>
          <table:table-cell office:value-type="string">
            <text:p>videotestsrc</text:p>
          </table:table-cell>
          <table:table-cell office:value-type="string">
            <text:p>all detected sizes work for videotestsrc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standard</text:p>
          </table:table-cell>
          <table:table-cell office:value-type="string">
            <text:p>changing norm works (v4l2-ctl --all)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v4l2 input</text:p>
          </table:table-cell>
          <table:table-cell office:value-type="string">
            <text:p>changing input works (v4l2-ctl --all)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DI</text:p>
          </table:table-cell>
          <table:table-cell office:value-type="string">
            <text:p>midi ok</text:p>
          </table:table-cell>
          <table:table-cell office:value-type="string">
            <text:p>transmitting MIDI works (test with zynaddsubfx)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VU sync</text:p>
          </table:table-cell>
          <table:table-cell office:value-type="string">
            <text:p>VU meters works in A/V sync mode</text:p>
          </table:table-cell>
          <table:table-cell office:value-type="string">
            <text:p>NO</text:p>
          </table:table-cell>
        </table:table-row>
        <table:table-row table:style-name="ro1">
          <table:table-cell/>
          <table:table-cell office:value-type="string">
            <text:p>VU async</text:p>
          </table:table-cell>
          <table:table-cell office:value-type="string">
            <text:p>VU meters works in A/V async mod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isplaying</text:p>
          </table:table-cell>
          <table:table-cell office:value-type="string">
            <text:p>fullscreen</text:p>
          </table:table-cell>
          <table:table-cell office:value-type="string">
            <text:p>Fullscreen mode works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string">
            <text:p>display</text:p>
          </table:table-cell>
          <table:table-cell office:value-type="string">
            <text:p>Using :0.1 X11 display works (use a real display)</text:p>
          </table:table-cell>
          <table:table-cell/>
        </table:table-row>
        <table:table-row table:style-name="ro1">
          <table:table-cell office:value-type="string">
            <text:p>Packaging</text:p>
          </table:table-cell>
          <table:table-cell office:value-type="string">
            <text:p>docbook</text:p>
          </table:table-cell>
          <table:table-cell office:value-type="string">
            <text:p>help is included in packaging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HTML</text:p>
          </table:table-cell>
          <table:table-cell office:value-type="string">
            <text:p>docbook in HTML is included</text:p>
          </table:table-cell>
          <table:table-cell office:value-type="string">
            <text:p>NO</text:p>
          </table:table-cell>
        </table:table-row>
        <table:table-row table:style-name="ro1">
          <table:table-cell/>
          <table:table-cell office:value-type="string">
            <text:p>doxygen</text:p>
          </table:table-cell>
          <table:table-cell office:value-type="string">
            <text:p>doxygen generated doc is included in the package</text:p>
          </table:table-cell>
          <table:table-cell/>
        </table:table-row>
        <table:table-row table:style-name="ro1">
          <table:table-cell/>
          <table:table-cell office:value-type="string">
            <text:p>deps</text:p>
          </table:table-cell>
          <table:table-cell office:value-type="string">
            <text:p>Dependencies are met for the debian package on Lucid</text:p>
          </table:table-cell>
          <table:table-cell/>
        </table:table-row>
        <table:table-row table:style-name="ro1">
          <table:table-cell office:value-type="string">
            <text:p>Pre-flight check</text:p>
          </table:table-cell>
          <table:table-cell office:value-type="string">
            <text:p>display disappears</text:p>
          </table:table-cell>
          <table:table-cell office:value-type="string">
            <text:p>Detects that a display disappeard (Xnest :1.0)</text:p>
          </table:table-cell>
          <table:table-cell/>
        </table:table-row>
        <table:table-row table:style-name="ro1">
          <table:table-cell/>
          <table:table-cell office:value-type="string">
            <text:p>v4l2 disappears</text:p>
          </table:table-cell>
          <table:table-cell office:value-type="string">
            <text:p>Unplug dazzle before inviting</text:p>
          </table:table-cell>
          <table:table-cell/>
        </table:table-row>
        <table:table-row table:style-name="ro1">
          <table:table-cell/>
          <table:table-cell office:value-type="string">
            <text:p>jackd disappears</text:p>
          </table:table-cell>
          <table:table-cell office:value-type="string">
            <text:p>quit jackd before being invited</text:p>
          </table:table-cell>
          <table:table-cell/>
        </table:table-row>
        <table:table-row table:style-name="ro1">
          <table:table-cell/>
          <table:table-cell office:value-type="string">
            <text:p>XV extension</text:p>
          </table:table-cell>
          <table:table-cell office:value-type="string">
            <text:p>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6/05/2010</text:date>, <text:time>15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document-statistic meta:table-count="1" meta:cell-count="93" meta:object-count="0"/>
  </office:meta>
</office:document-meta>
</file>